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Bahnschrift SemiBold'" style:font-family-asian="'Bahnschrift SemiBold'" style:font-family-complex="'Bahnschrift SemiBold'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right="-50.80pt" fo:margin-bottom="10.00pt">
        <style:tab-stops>
          <style:tab-stop style:position="461.50pt"/>
          <style:tab-stop style:position="468.60pt"/>
        </style:tab-stops>
      </style:paragraph-properties>
    </style:style>
    <style:style style:name="P2" style:family="paragraph">
      <style:paragraph-properties fo:line-height="150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5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50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50.00%" fo:text-align="left" fo:margin-bottom="10.00pt"/>
    </style:style>
  </office:automatic-styles>
  <office:body>
    <office:text>
      <text:p text:style-name="P1"><text:span text:style-name="T1"><text:s text:c="8"/>LITERATURE SURVEY</text:span></text:p>
      <text:p text:style-name="P2"><text:span text:style-name="T2"><text:s text:c="2"/>Emerging methode for early detection of forest fire</text:span></text:p>
      <text:p text:style-name="P2"><text:span text:style-name="T2">Person 1:</text:span></text:p>
      <text:list text:style-name="L3">
        <text:list-item>
          <text:p text:style-name="P3"><text:span text:style-name="T2">T.Chen et al.<text:s text:c="2"/>developed a set of rules to</text:span></text:p>
        </text:list-item>
      </text:list>
      <text:p text:style-name="P4"><text:span text:style-name="T2"><text:s text:c="6"/>separate the fire pixels using R, G and B</text:span></text:p>
      <text:p text:style-name="P5"><text:span text:style-name="T2"><text:s text:c="6"/>information.</text:span></text:p>
      <text:p text:style-name="P5"><text:span text:style-name="T2">Person 2:</text:span></text:p>
      <text:list text:style-name="L6">
        <text:list-item>
          <text:p text:style-name="P6"><text:span text:style-name="T2">B.U. Totryin et<text:s text:c="2"/>used a mixture of</text:span></text:p>
        </text:list-item>
      </text:list>
      <text:p text:style-name="P7"><text:span text:style-name="T2"><text:s text:c="7"/>Gaussians in RGB colour space which is</text:span></text:p>
      <text:p text:style-name="P7"><text:span text:style-name="T2"><text:s text:c="6"/>developed from a training set of fire pixels,</text:span></text:p>
      <text:p text:style-name="P8"><text:span text:style-name="T2"><text:s text:c="6"/>instead of using a rule based colour model .</text:span></text:p>
      <text:p text:style-name="P8"><text:span text:style-name="T2">Person 3:</text:span></text:p>
      <text:list text:style-name="L9">
        <text:list-item>
          <text:p text:style-name="P9"><text:span text:style-name="T2">G. Marbacr et used YUV colour space</text:span></text:p>
        </text:list-item>
      </text:list>
      <text:p text:style-name="P10"><text:span text:style-name="T2"><text:s text:c="7"/>for the representation of video data, where</text:span></text:p>
      <text:p text:style-name="P10"><text:span text:style-name="T2"><text:s text:c="7"/>the candidate fire pixels are obtained by the</text:span></text:p>
      <text:p text:style-name="P10"><text:span text:style-name="T2"><text:s text:c="7"/>derivative of the luminance component Y</text:span></text:p>
      <text:p text:style-name="P10"><text:span text:style-name="T2"><text:s text:c="7"/>and the candidate fire pixels are confirmed</text:span></text:p>
      <text:p text:style-name="P10"><text:span text:style-name="T2"><text:s text:c="7"/>by using the information from the</text:span></text:p>
      <text:p text:style-name="P10"><text:span text:style-name="T2"><text:s text:c="7"/>chrominance components U and V. But in</text:span></text:p>
      <text:p text:style-name="P10"><text:span text:style-name="T2"><text:s text:c="7"/>this method the number of test conducted</text:span></text:p>
      <text:p text:style-name="P11"><text:span text:style-name="T2"><text:s text:c="7"/>was not mentioned.</text:span></text:p>
      <text:p text:style-name="P11"><text:span text:style-name="T2"/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